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MetaModule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inMetaModule.addIterator( Collection col , Iterator 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inMetaModule.lazy_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inMetaModule.getAttribute( String attr , Configuration modeConf , Map object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inMetaModule.ChainMeta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MetaModule.getAttributeValues( String attr , Configuration modeConf , Map objectModel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42">
            <text:p text:style-name="Table_20_Contents">4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ChainMetaModule.getAttributeNames( Configuration modeConf , Map objectModel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hainMetaModule.configure(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